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6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6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6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office:value-type="string" calcext:value-type="string">
            <text:p>Bayas</text:p>
          </table:table-cell>
          <table:table-cell office:value-type="float" office:value="87" calcext:value-type="float">
            <text:p>87</text:p>
          </table:table-cell>
          <table:table-cell table:formula="of:=[.F87]+[.E88]" office:value-type="float" office:value="5134" calcext:value-type="float">
            <text:p>5134</text:p>
          </table:table-cell>
          <table:table-cell office:value-type="float" office:value="409" calcext:value-type="float">
            <text:p>409</text:p>
          </table:table-cell>
          <table:table-cell table:formula="of:=[.H87]+[.G88]" office:value-type="float" office:value="39659" calcext:value-type="float">
            <text:p>3965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66" calcext:value-type="currency">
            <text:p>12,66 €</text:p>
          </table:table-cell>
          <table:table-cell table:formula="of:=2+2.8+2.9+15.2" office:value-type="currency" office:currency="EUR" office:value="22.9" calcext:value-type="currency">
            <text:p>22,90 €</text:p>
          </table:table-cell>
          <table:table-cell/>
          <table:table-cell table:style-name="ce17" table:formula="of:=[.J88]+[.K88]+[.L88]" office:value-type="currency" office:currency="EUR" office:value="35.56" calcext:value-type="currency">
            <text:p>35,56 €</text:p>
          </table:table-cell>
          <table:table-cell table:style-name="ce17" table:formula="of:=[.N87]+[.M88]" office:value-type="currency" office:currency="EUR" office:value="2060.15" calcext:value-type="currency">
            <text:p>2 060,15 €</text:p>
          </table:table-cell>
          <table:table-cell table:style-name="ce33" table:formula="of:=[.A88]*budgetjour-[.N88]" office:value-type="currency" office:currency="EUR" office:value="549.85" calcext:value-type="currency">
            <text:p>549,8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string" office:string-value="Bayas" calcext:value-type="string">
            <text:p>Bayas</text:p>
          </table:table-cell>
          <table:table-cell office:value-type="string" calcext:value-type="string">
            <text:p>Sireuil</text:p>
          </table:table-cell>
          <table:table-cell office:value-type="float" office:value="85" calcext:value-type="float">
            <text:p>85</text:p>
          </table:table-cell>
          <table:table-cell table:formula="of:=[.F88]+[.E89]" office:value-type="float" office:value="5219" calcext:value-type="float">
            <text:p>5219</text:p>
          </table:table-cell>
          <table:table-cell office:value-type="float" office:value="622" calcext:value-type="float">
            <text:p>622</text:p>
          </table:table-cell>
          <table:table-cell table:formula="of:=[.H88]+[.G89]" office:value-type="float" office:value="40281" calcext:value-type="float">
            <text:p>4028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5" calcext:value-type="currency">
            <text:p>6,50 €</text:p>
          </table:table-cell>
          <table:table-cell table:formula="of:=0.95+15.3" office:value-type="currency" office:currency="EUR" office:value="16.25" calcext:value-type="currency">
            <text:p>16,25 €</text:p>
          </table:table-cell>
          <table:table-cell/>
          <table:table-cell table:style-name="ce17" table:formula="of:=[.J89]+[.K89]+[.L89]" office:value-type="currency" office:currency="EUR" office:value="22.75" calcext:value-type="currency">
            <text:p>22,75 €</text:p>
          </table:table-cell>
          <table:table-cell table:style-name="ce17" table:formula="of:=[.N88]+[.M89]" office:value-type="currency" office:currency="EUR" office:value="2082.9" calcext:value-type="currency">
            <text:p>2 082,90 €</text:p>
          </table:table-cell>
          <table:table-cell table:style-name="ce33" table:formula="of:=[.A89]*budgetjour-[.N89]" office:value-type="currency" office:currency="EUR" office:value="557.1" calcext:value-type="currency">
            <text:p>557,10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string" office:string-value="Sireuil" calcext:value-type="string">
            <text:p>Sireuil</text:p>
          </table:table-cell>
          <table:table-cell office:value-type="string" calcext:value-type="string">
            <text:p>Eymouthiers</text:p>
          </table:table-cell>
          <table:table-cell office:value-type="float" office:value="82" calcext:value-type="float">
            <text:p>82</text:p>
          </table:table-cell>
          <table:table-cell table:formula="of:=[.F89]+[.E90]" office:value-type="float" office:value="5301" calcext:value-type="float">
            <text:p>5301</text:p>
          </table:table-cell>
          <table:table-cell office:value-type="float" office:value="720" calcext:value-type="float">
            <text:p>720</text:p>
          </table:table-cell>
          <table:table-cell table:formula="of:=[.H89]+[.G90]" office:value-type="float" office:value="41001" calcext:value-type="float">
            <text:p>410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4+13.18" office:value-type="currency" office:currency="EUR" office:value="17.18" calcext:value-type="currency">
            <text:p>17,18 €</text:p>
          </table:table-cell>
          <table:table-cell office:value-type="currency" office:currency="EUR" office:value="13.8" calcext:value-type="currency">
            <text:p>13,80 €</text:p>
          </table:table-cell>
          <table:table-cell table:style-name="ce17" table:formula="of:=[.J90]+[.K90]+[.L90]" office:value-type="currency" office:currency="EUR" office:value="42.98" calcext:value-type="currency">
            <text:p>42,98 €</text:p>
          </table:table-cell>
          <table:table-cell table:style-name="ce17" table:formula="of:=[.N89]+[.M90]" office:value-type="currency" office:currency="EUR" office:value="2125.88" calcext:value-type="currency">
            <text:p>2 125,88 €</text:p>
          </table:table-cell>
          <table:table-cell table:style-name="ce33" table:formula="of:=[.A90]*budgetjour-[.N90]" office:value-type="currency" office:currency="EUR" office:value="544.12" calcext:value-type="currency">
            <text:p>544,12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string" office:string-value="Eymouthiers" calcext:value-type="string">
            <text:p>Eymouthiers</text:p>
          </table:table-cell>
          <table:table-cell office:value-type="string" calcext:value-type="string">
            <text:p>Availles-Limouzine</text:p>
          </table:table-cell>
          <table:table-cell office:value-type="float" office:value="75" calcext:value-type="float">
            <text:p>75</text:p>
          </table:table-cell>
          <table:table-cell table:formula="of:=[.F90]+[.E91]" office:value-type="float" office:value="5376" calcext:value-type="float">
            <text:p>5376</text:p>
          </table:table-cell>
          <table:table-cell office:value-type="float" office:value="1025" calcext:value-type="float">
            <text:p>1025</text:p>
          </table:table-cell>
          <table:table-cell table:formula="of:=[.H90]+[.G91]" office:value-type="float" office:value="42026" calcext:value-type="float">
            <text:p>4202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72" calcext:value-type="currency">
            <text:p>9,72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91]+[.K91]+[.L91]" office:value-type="currency" office:currency="EUR" office:value="9.72" calcext:value-type="currency">
            <text:p>9,72 €</text:p>
          </table:table-cell>
          <table:table-cell table:style-name="ce17" table:formula="of:=[.N90]+[.M91]" office:value-type="currency" office:currency="EUR" office:value="2135.6" calcext:value-type="currency">
            <text:p>2 135,60 €</text:p>
          </table:table-cell>
          <table:table-cell table:style-name="ce33" table:formula="of:=[.A91]*budgetjour-[.N91]" office:value-type="currency" office:currency="EUR" office:value="564.4" calcext:value-type="currency">
            <text:p>564,40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string" office:string-value="Availles-Limouzine" calcext:value-type="string">
            <text:p>Availles-Limouzine</text:p>
          </table:table-cell>
          <table:table-cell table:number-columns-repeated="2"/>
          <table:table-cell table:formula="of:=[.F91]+[.E92]" office:value-type="float" office:value="5376" calcext:value-type="float">
            <text:p>5376</text:p>
          </table:table-cell>
          <table:table-cell/>
          <table:table-cell table:formula="of:=[.H91]+[.G92]" office:value-type="float" office:value="42026" calcext:value-type="float">
            <text:p>42026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2135.6" calcext:value-type="currency">
            <text:p>2 135,60 €</text:p>
          </table:table-cell>
          <table:table-cell table:style-name="ce33" table:formula="of:=[.A92]*budgetjour-[.N92]" office:value-type="currency" office:currency="EUR" office:value="594.4" calcext:value-type="currency">
            <text:p>594,40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5376" calcext:value-type="float">
            <text:p>5376</text:p>
          </table:table-cell>
          <table:table-cell/>
          <table:table-cell table:formula="of:=[.H92]+[.G93]" office:value-type="float" office:value="42026" calcext:value-type="float">
            <text:p>42026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2135.6" calcext:value-type="currency">
            <text:p>2 135,60 €</text:p>
          </table:table-cell>
          <table:table-cell table:style-name="ce33" table:formula="of:=[.A93]*budgetjour-[.N93]" office:value-type="currency" office:currency="EUR" office:value="624.4" calcext:value-type="currency">
            <text:p>624,40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5376" calcext:value-type="float">
            <text:p>5376</text:p>
          </table:table-cell>
          <table:table-cell/>
          <table:table-cell table:formula="of:=[.H93]+[.G94]" office:value-type="float" office:value="42026" calcext:value-type="float">
            <text:p>42026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2135.6" calcext:value-type="currency">
            <text:p>2 135,60 €</text:p>
          </table:table-cell>
          <table:table-cell table:style-name="ce33" table:formula="of:=[.A94]*budgetjour-[.N94]" office:value-type="currency" office:currency="EUR" office:value="654.4" calcext:value-type="currency">
            <text:p>654,40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5376" calcext:value-type="float">
            <text:p>5376</text:p>
          </table:table-cell>
          <table:table-cell/>
          <table:table-cell table:formula="of:=[.H94]+[.G95]" office:value-type="float" office:value="42026" calcext:value-type="float">
            <text:p>42026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2135.6" calcext:value-type="currency">
            <text:p>2 135,60 €</text:p>
          </table:table-cell>
          <table:table-cell table:style-name="ce33" table:formula="of:=[.A95]*budgetjour-[.N95]" office:value-type="currency" office:currency="EUR" office:value="684.4" calcext:value-type="currency">
            <text:p>684,40 €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8:50:36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9T18:54:11.266000000</dc:date>
    <meta:editing-duration>P9DT11H49M26S</meta:editing-duration>
    <meta:editing-cycles>155</meta:editing-cycles>
    <meta:generator>LibreOffice/7.1.2.2$Windows_X86_64 LibreOffice_project/8a45595d069ef5570103caea1b71cc9d82b2aae4</meta:generator>
    <meta:document-statistic meta:table-count="4" meta:cell-count="1578" meta:object-count="0"/>
    <meta:user-defined meta:name="Info 1"/>
    <meta:user-defined meta:name="Info 2"/>
    <meta:user-defined meta:name="Info 3"/>
    <meta:user-defined meta:name="Info 4"/>
  </office:meta>
</office:document-meta>
</file>